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2000000020A74E724B9067DA25.png" manifest:media-type="image/png"/>
  <manifest:file-entry manifest:full-path="Pictures/10001A820000034F0000034F6F6873DFF70DC271.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Lohit Hindi" svg:font-family="'Lohit Hindi'" style:font-pitch="variable"/>
    <style:font-face style:name="Lohit Hindi1" svg:font-family="'Lohit Hindi'" style:font-family-generic="system" style:font-pitch="variable"/>
    <style:font-face style:name="Lohit Hindi2" svg:font-family="'Lohit Hindi'"/>
  </office:font-face-decls>
  <office:automatic-styles>
    <style:style style:name="P1" style:family="paragraph" style:parent-style-name="Standard">
      <style:text-properties style:font-name="Liberation Serif" fo:font-weight="normal" officeooo:rsid="008313e3" officeooo:paragraph-rsid="00088be6" style:font-weight-asian="normal" style:font-weight-complex="normal"/>
    </style:style>
    <style:style style:name="P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887866" officeooo:paragraph-rsid="00088be6" style:font-weight-asian="bold" style:font-weight-complex="bold"/>
    </style:style>
    <style:style style:name="P3" style:family="paragraph" style:parent-style-name="Standard">
      <style:text-properties fo:font-variant="normal" fo:text-transform="none" fo:color="#000000" loext:opacity="100%" style:font-name="Liberation Serif" fo:font-size="12pt" fo:letter-spacing="normal" fo:font-style="normal" fo:font-weight="normal" officeooo:rsid="00887866" officeooo:paragraph-rsid="0021c8ba" style:font-size-asian="12pt" style:font-weight-asian="normal" style:font-size-complex="12pt" style:font-weight-complex="normal"/>
    </style:style>
    <style:style style:name="P4" style:family="paragraph" style:parent-style-name="Standard">
      <style:text-properties fo:font-variant="normal" fo:text-transform="none" fo:color="#000000" loext:opacity="100%" style:font-name="Liberation Serif" fo:font-size="12pt" fo:letter-spacing="normal" fo:font-style="normal" fo:font-weight="bold" officeooo:rsid="00887866" officeooo:paragraph-rsid="0021c8ba" style:font-size-asian="12pt" style:font-weight-asian="bold" style:font-size-complex="12pt" style:font-weight-complex="bold"/>
    </style:style>
    <style:style style:name="P5" style:family="paragraph" style:parent-style-name="Standard">
      <style:text-properties fo:font-variant="normal" fo:text-transform="none" fo:color="#000000" loext:opacity="100%" style:font-name="Liberation Serif" fo:font-size="12pt" fo:letter-spacing="normal" fo:font-style="normal" fo:font-weight="bold" officeooo:rsid="0022ab97" officeooo:paragraph-rsid="0022ab97" style:font-size-asian="12pt" style:font-weight-asian="bold" style:font-size-complex="12pt" style:font-weight-complex="bold"/>
    </style:style>
    <style:style style:name="P6" style:family="paragraph" style:parent-style-name="Standard">
      <style:paragraph-properties fo:line-height="120%" fo:text-align="justify" style:justify-single-word="false" fo:padding="0in" fo:border="none"/>
      <style:text-properties fo:font-weight="bold" officeooo:paragraph-rsid="00248114" style:font-weight-asian="bold" style:font-weight-complex="bold"/>
    </style:style>
    <style:style style:name="P7" style:family="paragraph" style:parent-style-name="Standard">
      <style:paragraph-properties fo:line-height="120%" fo:text-align="justify" style:justify-single-word="false" fo:padding="0in" fo:border="none"/>
      <style:text-properties fo:font-weight="bold" officeooo:paragraph-rsid="0024a58a" style:font-weight-asian="bold" style:font-weight-complex="bold"/>
    </style:style>
    <style:style style:name="P8" style:family="paragraph" style:parent-style-name="Standard">
      <style:paragraph-properties fo:line-height="120%" fo:text-align="justify" style:justify-single-word="false" fo:padding="0in" fo:border="none"/>
      <style:text-properties fo:font-weight="normal" officeooo:paragraph-rsid="00248114" style:font-weight-asian="normal" style:font-weight-complex="normal"/>
    </style:style>
    <style:style style:name="P9" style:family="paragraph" style:parent-style-name="Standard">
      <style:paragraph-properties fo:margin-left="1in" fo:margin-right="1in" fo:text-indent="0in" style:auto-text-indent="false"/>
    </style:style>
    <style:style style:name="P10" style:family="paragraph" style:parent-style-name="Standard">
      <style:paragraph-properties fo:margin-left="0in" fo:margin-right="1in" fo:text-indent="0in" style:auto-text-indent="false"/>
    </style:style>
    <style:style style:name="P11" style:family="paragraph" style:parent-style-name="Text_20_body">
      <style:paragraph-properties fo:line-height="120%" fo:text-align="justify" style:justify-single-word="false" fo:padding="0in" fo:border="none"/>
    </style:style>
    <style:style style:name="P12" style:family="paragraph" style:parent-style-name="Text_20_body">
      <style:paragraph-properties fo:margin-left="0.5in" fo:margin-right="0in" fo:line-height="120%" fo:text-align="justify" style:justify-single-word="false" fo:text-indent="0in" style:auto-text-indent="false" fo:padding="0in" fo:border="none"/>
    </style:style>
    <style:style style:name="P13" style:family="paragraph" style:parent-style-name="Text_20_body">
      <style:paragraph-properties fo:line-height="120%" fo:text-align="end" style:justify-single-word="false" fo:padding="0in" fo:border="none"/>
    </style:style>
    <style:style style:name="P14" style:family="paragraph" style:parent-style-name="Text_20_body">
      <style:text-properties fo:font-variant="normal" fo:text-transform="none" fo:color="#000000" loext:opacity="100%" style:font-name="Liberation Serif" fo:font-size="12pt" fo:letter-spacing="normal" fo:font-style="normal" fo:font-weight="bold" officeooo:rsid="0022ab97" officeooo:paragraph-rsid="0022ab97" style:font-size-asian="12pt" style:font-weight-asian="bold" style:font-size-complex="12pt" style:font-weight-complex="bold"/>
    </style:style>
    <style:style style:name="P15" style:family="paragraph" style:parent-style-name="Text_20_body">
      <style:paragraph-properties fo:line-height="120%" fo:text-align="justify" style:justify-single-word="false" fo:padding="0in" fo:border="none"/>
      <style:text-properties fo:font-variant="normal" fo:text-transform="none" fo:color="#000000" loext:opacity="100%" style:font-name="Liberation Serif" fo:font-size="12pt" fo:letter-spacing="normal" fo:font-style="normal" fo:font-weight="bold" officeooo:rsid="00887866" style:font-size-asian="12pt" style:font-weight-asian="bold" style:font-size-complex="12pt" style:font-weight-complex="bold"/>
    </style:style>
    <style:style style:name="P16" style:family="paragraph" style:parent-style-name="Text_20_body">
      <style:paragraph-properties fo:line-height="120%" fo:text-align="justify" style:justify-single-word="false" fo:padding="0in" fo:border="none"/>
      <style:text-properties fo:font-size="12pt"/>
    </style:style>
    <style:style style:name="P17" style:family="paragraph" style:parent-style-name="Text_20_body">
      <style:paragraph-properties fo:line-height="120%" fo:text-align="justify" style:justify-single-word="false" fo:padding="0in" fo:border="none"/>
      <style:text-properties fo:font-size="12pt" loext:padding="0in" loext:border="none"/>
    </style:style>
    <style:style style:name="P18" style:family="paragraph" style:parent-style-name="Text_20_body">
      <style:paragraph-properties fo:line-height="120%" fo:text-align="justify" style:justify-single-word="false" fo:padding="0in" fo:border="none"/>
      <style:text-properties fo:font-weight="normal" officeooo:paragraph-rsid="0024a58a" style:font-weight-asian="normal" style:font-weight-complex="normal"/>
    </style:style>
    <style:style style:name="P19" style:family="paragraph" style:parent-style-name="Text_20_body">
      <style:paragraph-properties fo:line-height="120%" fo:text-align="justify" style:justify-single-word="false" fo:padding="0in" fo:border="none"/>
      <style:text-properties loext:padding="0in" loext:border="none"/>
    </style:style>
    <style:style style:name="P20" style:family="paragraph">
      <style:paragraph-properties fo:text-align="start" style:writing-mode="lr-tb"/>
    </style:style>
    <style:style style:name="P21" style:family="paragraph">
      <loext:graphic-properties draw:fill="none"/>
      <style:paragraph-properties fo:text-align="start" style:writing-mode="lr-tb"/>
      <style:text-properties fo:font-size="12pt" style:font-size-asian="12pt" style:font-size-complex="12pt"/>
    </style:style>
    <style:style style:name="P22" style:family="paragraph">
      <loext:graphic-properties draw:fill="none"/>
      <style:paragraph-properties fo:text-align="center"/>
    </style:style>
    <style:style style:name="T1" style:family="text">
      <style:text-properties fo:font-size="12pt"/>
    </style:style>
    <style:style style:name="T2" style:family="text">
      <style:text-properties fo:font-size="12pt" fo:font-style="italic"/>
    </style:style>
    <style:style style:name="T3" style:family="text">
      <style:text-properties fo:font-size="12pt" fo:font-style="italic" loext:padding="0in" loext:border="none"/>
    </style:style>
    <style:style style:name="T4" style:family="text">
      <style:text-properties fo:font-size="12pt" fo:font-style="italic" officeooo:rsid="0024fdc4" loext:padding="0in" loext:border="none"/>
    </style:style>
    <style:style style:name="T5" style:family="text">
      <style:text-properties fo:font-size="12pt" style:font-size-complex="12pt" style:font-style-complex="italic"/>
    </style:style>
    <style:style style:name="T6" style:family="text">
      <style:text-properties fo:font-size="12pt" style:text-underline-style="solid" style:text-underline-width="auto" style:text-underline-color="font-color"/>
    </style:style>
    <style:style style:name="T7" style:family="text">
      <style:text-properties fo:font-size="12pt" loext:padding="0in" loext:border="none"/>
    </style:style>
    <style:style style:name="T8" style:family="text">
      <style:text-properties fo:font-size="12pt" officeooo:rsid="0024fdc4" loext:padding="0in" loext:border="none"/>
    </style:style>
    <style:style style:name="T9" style:family="text">
      <style:text-properties fo:font-style="italic"/>
    </style:style>
    <style:style style:name="T10" style:family="text">
      <style:text-properties fo:font-size="17.5pt"/>
    </style:style>
    <style:style style:name="T11" style:family="text">
      <style:text-properties style:font-size-complex="17.5pt"/>
    </style:style>
    <style:style style:name="T12" style:family="text">
      <style:text-properties loext:padding="0in" loext:border="none"/>
    </style:style>
    <style:style style:name="T13" style:family="text">
      <style:text-properties fo:color="#000000" loext:opacity="100%" style:font-name="Liberation Serif2" fo:font-size="12pt" fo:font-weight="bold" style:font-size-asian="12pt" style:font-name-complex="Liberation Serif2" style:font-size-complex="12pt" style:font-weight-complex="bold"/>
    </style:style>
    <style:style style:name="T14" style:family="text">
      <style:text-properties fo:color="#000000" loext:opacity="100%" style:font-name="Liberation Serif2" fo:font-size="12pt" style:font-size-asian="12pt" style:font-name-complex="Liberation Serif2" style:font-size-complex="12pt"/>
    </style:style>
    <style:style style:name="Sect1" style:family="section">
      <style:section-properties fo:margin-left="0in" fo:margin-right="0in" style:editable="false">
        <style:columns fo:column-count="1" fo:column-gap="0in"/>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925in" fo:min-width="0.428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25in" fo:min-width="1.002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925in" fo:min-width="0.3445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925in" fo:min-width="0.848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25in" fo:min-width="0.663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25in" fo:min-width="1.223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839in" fo:min-width="1.4689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1.5209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6" draw:name="Shape1" draw:style-name="gr1"><draw:frame draw:style-name="gr2" draw:text-style-name="P21" svg:width="0.428in" svg:height="0.1925in" svg:x="0in" svg:y="0.0008in"><draw:text-box><text:p text:style-name="P20"><text:span text:style-name="T13">Nama</text:span></text:p></draw:text-box></draw:frame><draw:frame draw:style-name="gr3" draw:text-style-name="P21" svg:width="1.0024in" svg:height="0.1925in" svg:x="0.9846in" svg:y="0.0008in"><draw:text-box><text:p text:style-name="P20"><text:span text:style-name="T13">: Eko </text:span><text:span text:style-name="T13">Saputra</text:span></text:p></draw:text-box></draw:frame><draw:frame draw:style-name="gr4" draw:text-style-name="P21" svg:width="0.3449in" svg:height="0.1925in" svg:x="0in" svg:y="0.2217in"><draw:text-box><text:p text:style-name="P20"><text:span text:style-name="T13">NIM</text:span></text:p></draw:text-box></draw:frame><draw:frame draw:style-name="gr5" draw:text-style-name="P21" svg:width="0.8488in" svg:height="0.1925in" svg:x="0.9846in" svg:y="0.2217in"><draw:text-box><text:p text:style-name="P20"><text:span text:style-name="T13">: </text:span><text:span text:style-name="T13">2014</text:span><text:span text:style-name="T13">2000</text:span><text:span text:style-name="T13">1</text:span></text:p></draw:text-box></draw:frame><draw:frame draw:style-name="gr6" draw:text-style-name="P21" svg:width="0.6642in" svg:height="0.1925in" svg:x="0in" svg:y="0.4409in"><draw:text-box><text:p text:style-name="P20"><text:span text:style-name="T13">Fakultas </text:span></text:p></draw:text-box></draw:frame><draw:frame draw:style-name="gr7" draw:text-style-name="P21" svg:width="1.224in" svg:height="0.1925in" svg:x="0.9846in" svg:y="0.4409in"><draw:text-box><text:p text:style-name="P20"><text:span text:style-name="T13">: Ilmu </text:span><text:span text:style-name="T13">Kom</text:span><text:span text:style-name="T13">puter</text:span></text:p></draw:text-box></draw:frame><draw:frame draw:style-name="gr8" draw:text-style-name="P21" svg:width="1.4689in" svg:height="0.3843in" svg:x="0in" svg:y="0.6618in"><draw:text-box><text:p text:style-name="P20"><text:span text:style-name="T13">Prodi</text:span></text:p><text:p text:style-name="P20"><text:span text:style-name="T13">Kelas</text:span><text:span text:style-name="T13"><text:tab/></text:span><text:span text:style-name="T13"><text:tab/></text:span><text:span text:style-name="T13"><text:tab/></text:span><text:span text:style-name="T13">: IF3A</text:span></text:p></draw:text-box></draw:frame><draw:frame draw:style-name="gr9" draw:text-style-name="P21" svg:width="1.5213in" svg:height="0.1925in" svg:x="0.9846in" svg:y="0.6618in"><draw:text-box><text:p text:style-name="P20"><text:span text:style-name="T13">: Teknik Informatika</text:span></text:p></draw:text-box></draw:frame></draw:g></text:p>
      <text:p text:style-name="P1"/>
      <text:p text:style-name="P1"/>
      <text:p text:style-name="P1"/>
      <text:p text:style-name="P1"/>
      <text:p text:style-name="P1"/>
      <text:p text:style-name="P1"/>
      <text:p text:style-name="P1"/>
      <text:p text:style-name="P1"/>
      <text:p text:style-name="P2"><text:tab/></text:p>
      <text:p text:style-name="P4">1. Apa <text:s/>yang dimaksud dengan tauhidullah? berikan <text:s/>dalil dari al-qur'an!</text:p>
      <text:p text:style-name="P4"/>
      <text:p text:style-name="P3"><text:span text:style-name="T9">Tauhidullah </text:span>berarti menyatukan Allah, mengesakan Allah atau mengakui bahwa Allah itu satu.</text:p>
      <text:p text:style-name="P3"><text:span text:style-name="T9">Tauhidullah </text:span>bermakna mengesakan Allah dalam hal-hal yang merupakan kekhususan bagi Allah, serta tidak menyekutukan-Nya dengan apapun baik dalam hal<text:bookmark text:name="E295"/> <text:span text:style-name="T9">rububiyyah</text:span><text:bookmark text:name="E296"/>-Nya,<text:bookmark text:name="E297"/> <text:span text:style-name="T9">uluhiyyah</text:span><text:bookmark text:name="E298"/>-Nya, maupun<text:bookmark text:name="E299"/> <text:span text:style-name="T9">asma’ </text:span>(nama-nama) dan sifat-sifat-Nya.</text:p>
      <text:p text:style-name="P3"/>
      <text:p text:style-name="P5">Dalil :</text:p>
      <text:p text:style-name="P5"/>
      <text:p text:style-name="P14"><text:bookmark text:name="E302"/><text:bookmark text:name="E301"/>Allah SWT berfirman: </text:p>
      <text:p text:style-name="P13"><text:bookmark text:name="E304"/><text:bookmark text:name="E303"/><text:span text:style-name="T11">قُلْ هُوَ اللَّهُ أَحَدٌ </text:span><text:span text:style-name="T10">(1</text:span><text:bookmark text:name="E305"/><text:span text:style-name="T10">) </text:span><text:bookmark text:name="E306"/><text:span text:style-name="T11">اللَّهُ الصَّمَدُ </text:span><text:span text:style-name="T10">(2) </text:span><text:span text:style-name="T11">لَمْ يَلِدْ وَلَمْ يُولَدْ </text:span><text:span text:style-name="T10">(3) </text:span><text:span text:style-name="T11">وَلَمْ يَكُنْ لَهُ</text:span><text:bookmark text:name="E307"/> <text:bookmark text:name="E308"/><text:span text:style-name="T11">كُفُوًا أَحَدٌ </text:span><text:span text:style-name="T10">(4) –</text:span><text:span text:style-name="T11">الإخلاص </text:span><text:span text:style-name="T10">: 1-4</text:span> </text:p>
      <text:p text:style-name="P11"><text:bookmark text:name="E309"/><text:bookmark text:name="E310"/><text:span text:style-name="T2">Katakanlah: “Dia-lah Allah, yang Maha Esa (1). Allah adalah Tuhan yang bergantung kepada-Nya segala sesuatu (2). Dia tiada beranak dan tidak pula diperanakkan (3), dan tidak ada seorangpun yang setara dengan Dia (4). </text:span><text:span text:style-name="T1">(Qs. Al-Ikhlas: 1-4)</text:span></text:p>
      <text:p text:style-name="P11"><text:span text:style-name="T1"/></text:p>
      <text:p text:style-name="P6"><text:span text:style-name="T1">2. Bagaimanakah menurut Imam Ibnu Taimiyah tentang Tauhidullah?</text:span></text:p>
      <text:p text:style-name="P6"><text:span text:style-name="T1"/></text:p>
      <text:p text:style-name="P8"><text:bookmark text:name="E339"/><text:span text:style-name="T2">Orang yang mau mentadabburi keadaan alam akan mendapati bahwa sumber kebaikan di muka bumi ini adalah bertauhid dan beribadah kepada Allah Subhaanahu Wa Ta'aalaa serta taat kepada rasulullah </text:span><text:bookmark text:name="E340"/><text:span text:style-name="T5">ﷺ</text:span><text:bookmark text:name="E341"/><text:span text:style-name="T2">. Sebaliknya semua kejelekan di muka bumi ini; fitnah, musibah, paceklik, dikuasai musuh dan lain-lain penyebabnya adalah menyelisihi rasulullah </text:span><text:bookmark text:name="E342"/><text:span text:style-name="T5">ﷺ</text:span><text:bookmark text:name="E343"/><text:span text:style-name="T1"> </text:span><text:span text:style-name="T2">dan berdakwah (mengajak) kepada selain Allah Subhaanahu Wa Ta'aalaa. Orang yang mentadabburi hal ini dengan sebenar-benarnya akan mendapati kenyataan seperti ini baik dalam dirinya maupun di luar dirinya"</text:span><text:bookmark text:name="E344"/><text:span text:style-name="T1"> (Majmu' Fatawa 15/25) </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7"><text:soft-page-break/><text:span text:style-name="T1">3. Apa saja keutamaan dan kedudukan Tauhidullah? Jelaskan!</text:span></text:p>
      <text:p text:style-name="P7"><text:span text:style-name="T1"/></text:p>
      <text:p text:style-name="P18"><text:bookmark text:name="E357"/><text:bookmark text:name="E358"/><text:span text:style-name="T1">Dalam ajaran Islam, tauhidullah adalah merupakan esensi dari keimanan kepada Allah swt. Tauhidullah memiliki kedudukan dan keutamaan yang sangat kuat, diantaranya adalah: </text:span></text:p>
      <text:p text:style-name="P12"><text:bookmark text:name="E359"/><text:bookmark text:name="E360"/><text:span text:style-name="T1">1. </text:span><text:bookmark text:name="E361"/><text:span text:style-name="T1">Tauhidullah merupakan tujuan Allah menciptakan manusia dan jin</text:span> </text:p>
      <text:p text:style-name="P11"><text:bookmark text:name="E362"/><text:bookmark text:name="E363"/><text:span text:style-name="T1">Allah Ta’ala berfirman,</text:span> </text:p>
      <text:p text:style-name="P13"><text:bookmark text:name="E364"/><text:bookmark text:name="E365"/><text:span text:style-name="T11">وَمَا خَلَقْتُ الْجِنَّ وَالْإِنْسَ إِلَّا لِيَعْبُدُونِ –الذاريات </text:span><text:span text:style-name="T10">: 56</text:span> </text:p>
      <text:p text:style-name="P11"><text:bookmark text:name="E366"/><text:bookmark text:name="E367"/>“<text:span text:style-name="T2">Dan tidaklah Aku menciptakan jin dan manusia melainkan supaya mereka menyembah-Ku.”</text:span><text:bookmark text:name="E368"/> <text:span text:style-name="T1">(QS. Adz-Dzariyaat: 56)</text:span> </text:p>
      <text:p text:style-name="P11"><text:bookmark text:name="E369"/><text:bookmark text:name="E370"/><text:span text:style-name="T1">Makna menyembah Allah dalam ayat ini, sebagaimana ditafsirkan oleh para ulama </text:span><text:bookmark text:name="E371"/><text:span text:style-name="T6">salaf</text:span><text:bookmark text:name="E372"/><text:span text:style-name="T1">, adalah mentauhidkan Allah SWT.</text:span></text:p>
      <text:p text:style-name="P11"><text:span text:style-name="T1"/></text:p>
      <text:p text:style-name="P7"><text:span text:style-name="T1">4. Berapa macam Tauhidullah? jelaskan!</text:span></text:p>
      <text:p text:style-name="P7"><text:span text:style-name="T1"/></text:p>
      <text:p text:style-name="P6"><text:span text:style-name="T1"/></text:p>
      <text:section text:style-name="Sect1" text:name="contentsContainer">
        <text:section text:style-name="Sect1" text:name="contents">
          <text:p text:style-name="P11"><text:bookmark text:name="E491"/><text:bookmark text:name="E492"/><text:span text:style-name="T1">1. Rububiyah</text:span> </text:p>
          <text:p text:style-name="P11"><text:bookmark text:name="E493"/><text:bookmark text:name="E494"/><text:bookmark text:name="E495"/><text:span text:style-name="T7">Beriman bahwa hanya Allah satu-satunya </text:span><text:bookmark text:name="E498"/><text:span text:style-name="T8">Rabb</text:span><text:span text:style-name="T12"> </text:span><text:span text:style-name="T7">yang memiliki, merencanakan, menciptakan, mengatur, memelihara, memberi rezeki, memberikan manfaat, menolak mudharat serta menjaga seluruh Alam Semesta. Sebagaimana terdapat dalam </text:span><text:bookmark text:name="E501"/><text:span text:style-name="T8">Al-Qur’an</text:span><text:span text:style-name="T12"> </text:span><text:span text:style-name="T7">yang berbunyi: </text:span></text:p>
          <text:p text:style-name="P19"><text:bookmark text:name="E502"/><text:bookmark text:name="E503"/><text:span text:style-name="T2">Allah menciptakan segala sesuatu dan Dia memelihara segala sesuatu.</text:span><text:bookmark text:name="E504"/> <text:span text:style-name="T1">(Az-Zumar 39:62)</text:span> </text:p>
          <text:p text:style-name="P16"><text:bookmark text:name="E505"/></text:p>
          <text:p text:style-name="P17"><text:bookmark text:name="E506"/><text:bookmark text:name="E507"/><text:bookmark text:name="E508"/>Hal yang seperti ini diakui oleh seluruh manusia, tidak ada seorang pun yang mengingkarinya. Orang-orang yang mengingkari hal ini, seperti kaum atheis, pada kenyataannya mereka menampakkan keingkarannya hanya karena kesombongan mereka. Padahal, jauh di dalam lubuk hati mereka, mereka mengakui bahwa tidaklah alam semesta ini terjadi kecuali ada yang membuat dan mengaturnya. Mereka hanyalah membohongi kata hati mereka sendiri. Hal ini sebagaimana firman Allah: </text:p>
          <text:p text:style-name="P19"><text:bookmark text:name="E509"/><text:bookmark text:name="E510"/><text:bookmark text:name="E511"/><text:span text:style-name="T2">Apakah mereka diciptakan tanpa sesuatu pun ataukah mereka yang menciptakan? Ataukah mereka telah menciptakan langit dan bumi itu? sebenarnya mereka tidak meyakini (apa yang mereka katakan).</text:span><text:bookmark text:name="E512"/> <text:span text:style-name="T1">(Ath-Thur: 35-36)</text:span> </text:p>
          <text:p text:style-name="P17"><text:bookmark text:name="E513"/><text:bookmark text:name="E514"/><text:bookmark text:name="E515"/>Namun pengakuan seseorang terhadap Tauhid Rububiyah ini tidaklah menjadikan </text:p>
        </text:section>
      </text:section>
      <text:section text:style-name="Sect1" text:name="pageBorders">
        <text:p text:style-name="P9"/>
      </text:section>
      <text:section text:style-name="Sect1" text:name="Section1">
        <text:p text:style-name="Standard"><text:bookmark text:name="contentsContainer"/></text:p>
        <text:section text:style-name="Sect1" text:name="Section2">
          <text:p text:style-name="P16"><text:bookmark text:name="contents"/>seseorang beragama Islam karena sesungguhnya orang-orang musyrikin Quraisy yang diperangi rasulullah mengakui dan meyakini jenis tauhid ini. Sebagaimana firman Allah, </text:p>
          <text:p text:style-name="P11"><text:bookmark text:name="E516"/><text:bookmark text:name="E517"/><text:bookmark text:name="E519"/><text:soft-page-break/><text:span text:style-name="T3">Katakanlah: ‘Siapakah Yang memiliki langit yang tujuh dan Yang memiliki </text:span><text:bookmark text:name="E522"/><text:bookmark text:name="E521"/><text:bookmark text:name="E520"/><text:span text:style-name="T4">Arsy</text:span><text:span text:style-name="T12"> </text:span><text:span text:style-name="T3">yang besar?’ Mereka akan menjawab: ‘Kepunyaan Allah.’ Katakanlah: ‘Maka apakah kamu tidak bertakwa?’ Katakanlah: ‘Siapakah yang di tangan-Nya berada kekuasaan atas segala sesuatu sedang Dia melindungi, tetapi tidak ada yang dapat dilindungi dari -Nya, jika kamu mengetahui?’ Mereka akan menjawab: ‘Kepunyaan Allah.’ Katakanlah: ‘Maka dari jalan manakah kamu ditipu?'</text:span><text:bookmark text:name="E523"/><text:span text:style-name="T12"> </text:span><text:span text:style-name="T7">(Al-Mu’minun: 86-89)</text:span><text:span text:style-name="T12"> </text:span></text:p>
          <text:p text:style-name="P19"><text:bookmark text:name="E524"/><text:bookmark text:name="E525"/><text:span text:style-name="T1">2. Uluhiyah/Ibadah</text:span> </text:p>
          <text:p text:style-name="P11"><text:bookmark text:name="E526"/><text:bookmark text:name="E527"/><text:bookmark text:name="E528"/><text:span text:style-name="T7">Tauhid uluhiyah dapat diartikan sebagai mentauhidkan atau mengesakan Allah dari segala bentuk peribadahan baik yang dzohir(terlihat) maupun batin</text:span><text:bookmark text:name="E529"/><text:bookmark text:name="E530"/><text:a xlink:type="simple" xlink:href="https://id.wikipedia.org/wiki/Tauhid" office:target-frame-name="_blank" xlink:show="new" text:style-name="Internet_20_link" text:visited-style-name="Visited_20_Internet_20_Link"><text:span text:style-name="T7">[5]</text:span></text:a><text:bookmark text:name="E531"/><text:span text:style-name="T12"> </text:span><text:span text:style-name="T7">Itu artinya Kita beriman bahwa hanya Allah semata yang berhak disembah, tidak ada sekutu bagiNya. </text:span><text:bookmark text:name="E532"/><text:span text:style-name="T3">"Allah menyatakan bahwa tidak ada Tuhan (yang berhak disembah) selain Dia yang menegakkan keadilan. Para malaikat dan orang orang yang berilmu (juga menyatakan demikian). </text:span></text:p>
          <text:p text:style-name="P19"><text:bookmark text:name="E533"/><text:bookmark text:name="E534"/><text:span text:style-name="T2">Tidak ada Tuhan (yang berhak disembah) selain Dia yang Mahaperkasa lagi Maha Bijaksana.</text:span><text:bookmark text:name="E535"/> <text:span text:style-name="T1">('Al 'Imran 3:18)</text:span> </text:p>
          <text:p text:style-name="P17"><text:bookmark text:name="E536"/><text:bookmark text:name="E537"/><text:bookmark text:name="E538"/>Beriman terhadap uluhiyah Allah merupakan konsekuensi dari keimanan terhadap rububiyahNya. Mengesakan Allah dalam segala macam ibadah yang kita lakukan. Seperti salat, doa, nadzar, menyembelih, tawakkal, taubat, harap, cinta, takut dan berbagai macam ibadah lainnya. Di mana kita harus memaksudkan tujuan dari kesemua ibadah itu hanya kepada Allah semata. Tauhid inilah yang merupakan inti dakwah para rasul dan merupakan tauhid yang diingkari oleh kaum musyrikin Quraisy. Hal ini sebagaimana yang difirmankan Allah mengenai perkataan mereka itu </text:p>
          <text:p text:style-name="P19"><text:bookmark text:name="E539"/><text:bookmark text:name="E540"/><text:span text:style-name="T2">Mengapa ia menjadikan sesembahan-sesembahan itu Sesembahan Yang Satu saja? Sesungguhnya ini benar-benar suatu hal yang sangat mengherankan.</text:span><text:bookmark text:name="E541"/> <text:span text:style-name="T1">(Shaad 38:5)</text:span> </text:p>
          <text:p text:style-name="P17"><text:bookmark text:name="E542"/><text:bookmark text:name="E543"/><text:bookmark text:name="E544"/>Dalam ayat ini kaum musyrikin Quraisy mengingkari jika tujuan dari berbagai macam ibadah hanya ditujukan untuk Allah semata. Oleh karena pengingkaran inilah maka mereka dikafirkan oleh Allah dan rasul-Nya walaupun mereka mengakui bahwa Allah adalah satu-satunya Pencipta alam semesta. </text:p>
          <text:p text:style-name="P19"><text:bookmark text:name="E545"/><text:bookmark text:name="E546"/><text:span text:style-name="T1">3. Asma wa sifat</text:span> </text:p>
          <text:p text:style-name="P11"><text:bookmark text:name="E547"/><text:bookmark text:name="E548"/><text:bookmark text:name="E549"/><text:span text:style-name="T7">Beriman bahwa Allah memiliki nama dan sifat baik yang sesuai dengan keagunganNya yang telah Allah tetapkan di Alquran dan Assunah. Sedangkan dalam bertauhid kepada tauhid asma wa sifat ini jangan dilakukan dengan adanya tahrif(penyelewengan), ta'thil(penolakan) dan takyif(penggambaran), dan tasybih(penyerupaan). Umat Islam sendiri, mengenal 99 asma'ul husna yang merupakan nama sekaligus sifat Allah yang wajib diimani. </text:span></text:p>
          <text:p text:style-name="P17"><text:bookmark text:name="E553"/><text:bookmark text:name="E554"/>Imam Syafi’i meletakkan kaidah dasar ketika berbicara tentang nama-nama dan sifat-sifat Allah sebagai berikut: </text:p>
          <text:p text:style-name="Text_20_body"><text:bookmark text:name="E555"/><text:bookmark text:name="E556"/><text:span text:style-name="T12">“</text:span><text:span text:style-name="T3">Aku beriman kepada Allah dan apa-apa yang datang dari Allah dan sesuai dengan apa yang dimaukan oleh Allah. Aku beriman kepada Rasulullah dan apa-apa yang datang dari </text:span><text:bookmark text:name="contentsContainer1"/></text:p>
        </text:section>
      </text:section>
      <text:section text:style-name="Sect1" text:name="Section4">
        <text:section text:style-name="Sect1" text:name="Section5">
          <text:p text:style-name="Text_20_body"><text:bookmark text:name="contents1"/><text:span text:style-name="T2">Rasulullah sesuai dengan apa yang dimaukan oleh Rasulullah”.</text:span></text:p>
        </text:section>
      </text:section>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Lohit Hindi" svg:font-family="'Lohit Hindi'" style:font-pitch="variable"/>
    <style:font-face style:name="Lohit Hindi1" svg:font-family="'Lohit Hindi'" style:font-family-generic="system" style:font-pitch="variable"/>
    <style:font-face style:name="Lohit Hindi2" svg:font-family="'Lohit Hindi'"/>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style:paragraph-properties fo:text-align="center"/>
    </style:style>
    <style:style style:name="MP2" style:family="paragraph">
      <style:paragraph-properties fo:text-align="start" style:writing-mode="lr-tb"/>
    </style:style>
    <style:style style:name="MP3" style:family="paragraph">
      <loext:graphic-properties draw:fill="none"/>
      <style:paragraph-properties fo:text-align="start" style:writing-mode="lr-tb"/>
      <style:text-properties fo:font-size="12pt" style:font-size-asian="12pt" style:font-size-complex="12pt"/>
    </style:style>
    <style:style style:name="MT1" style:family="text">
      <style:text-properties fo:color="#000000" loext:opacity="100%" style:font-name="Liberation Serif2" fo:font-size="12pt" style:font-size-asian="12pt" style:font-name-complex="Liberation Serif2" style:font-size-complex="12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draw:frame text:anchor-type="paragraph" draw:z-index="2" draw:name="Shape3" draw:style-name="Mgr1" draw:text-style-name="MP1" svg:width="0.6114in" svg:height="0.6016in" svg:x="-0.6319in" svg:y="-0.148in"><draw:image xlink:href="Pictures/10001A820000034F0000034F6F6873DFF70DC271.svg" xlink:type="simple" xlink:show="embed" xlink:actuate="onLoad" draw:mime-type="image/svg+xml"><text:p/></draw:image><draw:image xlink:href="Pictures/100000010000002000000020A74E724B9067DA25.png" xlink:type="simple" xlink:show="embed" xlink:actuate="onLoad" draw:mime-type="image/png"/><loext:qrcode office:string-value="https://github.com/ekovegeance/ComputerScience" loext:qrcode-errorcorrection="low" loext:qrcode-border="1"/></draw:frame><draw:frame text:anchor-type="paragraph" draw:z-index="5" draw:name="Shape2" draw:style-name="Mgr2" draw:text-style-name="MP3" svg:width="4.5307in" svg:height="0.3843in" svg:x="0.0839in" svg:y="0.0008in"><draw:text-box><text:p text:style-name="MP2"><text:span text:style-name="MT1"><text:s text:c="2"/></text:span><text:span text:style-name="MT1">Eko Saputra | </text:span><text:span text:style-name="MT1">PENDIDIKAN </text:span><text:span text:style-name="MT1">AGAMA ISLAM </text:span><text:span text:style-name="MT1">SM3 </text:span><text:span text:style-name="MT1">29NOV2021</text:span></text:p><text:p text:style-name="MP2"><text:span text:style-name="MT1"><text:s text:c="2"/></text:span><text:span text:style-name="MT1"><text:a xlink:href="http://www.ekovegeance.com/" xlink:type="simple">www.ekovegeance.com</text:a></text:span><text:span text:style-name="MT1"><text:s/></text:span></text:p></draw:text-box></draw:fram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2.1.2$Linux_X86_64 LibreOffice_project/87b77fad49947c1441b67c559c339af8f3517e22</meta:generator>
    <dc:date>2021-11-29T01:17:20.841286325</dc:date>
    <meta:editing-duration>PT44M46S</meta:editing-duration>
    <meta:editing-cycles>27</meta:editing-cycles>
    <meta:document-statistic meta:table-count="0" meta:image-count="0" meta:object-count="0" meta:page-count="3" meta:paragraph-count="37" meta:word-count="825" meta:character-count="6034" meta:non-whitespace-character-count="5216"/>
  </office:meta>
</office:document-meta>
</file>